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s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CommandImpl.execute( String s , PrintStream out , PrintStream err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Services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sCommandImpl.Services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